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7b3ca"/>
    </style:style>
    <style:style style:name="ce2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4n</text:p>
          </table:table-cell>
          <table:table-cell office:value-type="string" calcext:value-type="string">
            <text:p>4n2</text:p>
          </table:table-cell>
          <table:table-cell office:value-type="string" calcext:value-type="string">
            <text:p>s цифр двоич</text:p>
          </table:table-cell>
          <table:table-cell office:value-type="string" calcext:value-type="string">
            <text:p>ост дел на 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10</text:p>
          </table:table-cell>
          <table:table-cell table:number-columns-repeated="17"/>
          <table:table-cell office:value-type="string" calcext:value-type="string">
            <text:p>s цифр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SUM([.H2:.N2])" office:value-type="float" office:value="1" calcext:value-type="float">
            <text:p>1</text:p>
          </table:table-cell>
          <table:table-cell table:formula="of:=MOD([.D2];2)" office:value-type="float" office:value="1" calcext:value-type="float">
            <text:p>1</text:p>
          </table:table-cell>
          <table:table-cell table:formula="of:=CONCATENATE([.C2];[.E2])" office:value-type="string" office:string-value="1001" calcext:value-type="string">
            <text:p>1001</text:p>
          </table:table-cell>
          <table:table-cell table:formula="of:=CONCATENATE([.F2];[.Z2])" office:value-type="string" office:string-value="10010" calcext:value-type="string">
            <text:p>10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DECIMAL([.G2];2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P2:.X2])" office:value-type="float" office:value="2" calcext:value-type="float">
            <text:p>2</text:p>
          </table:table-cell>
          <table:table-cell table:formula="of:=MOD([.Y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SUM([.H3:.N3])" office:value-type="float" office:value="1" calcext:value-type="float">
            <text:p>1</text:p>
          </table:table-cell>
          <table:table-cell table:formula="of:=MOD([.D3];2)" office:value-type="float" office:value="1" calcext:value-type="float">
            <text:p>1</text:p>
          </table:table-cell>
          <table:table-cell table:formula="of:=CONCATENATE([.C3];[.E3])" office:value-type="string" office:string-value="10001" calcext:value-type="string">
            <text:p>10001</text:p>
          </table:table-cell>
          <table:table-cell table:formula="of:=CONCATENATE([.F3];[.Z3])" office:value-type="string" office:string-value="100010" calcext:value-type="string">
            <text:p>1000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DECIMAL([.G3];2)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P3:.X3])" office:value-type="float" office:value="2" calcext:value-type="float">
            <text:p>2</text:p>
          </table:table-cell>
          <table:table-cell table:formula="of:=MOD([.Y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4"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table:formula="of:=SUM([.H4:.N4])" office:value-type="float" office:value="2" calcext:value-type="float">
            <text:p>2</text:p>
          </table:table-cell>
          <table:table-cell table:formula="of:=MOD([.D4];2)" office:value-type="float" office:value="0" calcext:value-type="float">
            <text:p>0</text:p>
          </table:table-cell>
          <table:table-cell table:formula="of:=CONCATENATE([.C4];[.E4])" office:value-type="string" office:string-value="11000" calcext:value-type="string">
            <text:p>11000</text:p>
          </table:table-cell>
          <table:table-cell table:formula="of:=CONCATENATE([.F4];[.Z4])" office:value-type="string" office:string-value="110000" calcext:value-type="string">
            <text:p>11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DECIMAL([.G4];2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formula="of:=SUM([.P4:.X4])" office:value-type="float" office:value="2" calcext:value-type="float">
            <text:p>2</text:p>
          </table:table-cell>
          <table:table-cell table:formula="of:=MOD([.Y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4"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table:formula="of:=SUM([.H5:.N5])" office:value-type="float" office:value="1" calcext:value-type="float">
            <text:p>1</text:p>
          </table:table-cell>
          <table:table-cell table:formula="of:=MOD([.D5];2)" office:value-type="float" office:value="1" calcext:value-type="float">
            <text:p>1</text:p>
          </table:table-cell>
          <table:table-cell table:formula="of:=CONCATENATE([.C5];[.E5])" office:value-type="string" office:string-value="100001" calcext:value-type="string">
            <text:p>100001</text:p>
          </table:table-cell>
          <table:table-cell table:formula="of:=CONCATENATE([.F5];[.Z5])" office:value-type="string" office:string-value="1000010" calcext:value-type="string">
            <text:p>10000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DECIMAL([.G5];2)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5:.X5])" office:value-type="float" office:value="2" calcext:value-type="float">
            <text:p>2</text:p>
          </table:table-cell>
          <table:table-cell table:formula="of:=MOD([.Y5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4" office:value-type="float" office:value="20" calcext:value-type="float">
            <text:p>20</text:p>
          </table:table-cell>
          <table:table-cell office:value-type="float" office:value="10100" calcext:value-type="float">
            <text:p>10100</text:p>
          </table:table-cell>
          <table:table-cell table:formula="of:=SUM([.H6:.N6])" office:value-type="float" office:value="2" calcext:value-type="float">
            <text:p>2</text:p>
          </table:table-cell>
          <table:table-cell table:formula="of:=MOD([.D6];2)" office:value-type="float" office:value="0" calcext:value-type="float">
            <text:p>0</text:p>
          </table:table-cell>
          <table:table-cell table:formula="of:=CONCATENATE([.C6];[.E6])" office:value-type="string" office:string-value="101000" calcext:value-type="string">
            <text:p>101000</text:p>
          </table:table-cell>
          <table:table-cell table:formula="of:=CONCATENATE([.F6];[.Z6])" office:value-type="string" office:string-value="1010000" calcext:value-type="string">
            <text:p>10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DECIMAL([.G6];2)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SUM([.P6:.X6])" office:value-type="float" office:value="2" calcext:value-type="float">
            <text:p>2</text:p>
          </table:table-cell>
          <table:table-cell table:formula="of:=MOD([.Y6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4"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SUM([.H7:.N7])" office:value-type="float" office:value="2" calcext:value-type="float">
            <text:p>2</text:p>
          </table:table-cell>
          <table:table-cell table:formula="of:=MOD([.D7];2)" office:value-type="float" office:value="0" calcext:value-type="float">
            <text:p>0</text:p>
          </table:table-cell>
          <table:table-cell table:formula="of:=CONCATENATE([.C7];[.E7])" office:value-type="string" office:string-value="110000" calcext:value-type="string">
            <text:p>110000</text:p>
          </table:table-cell>
          <table:table-cell table:formula="of:=CONCATENATE([.F7];[.Z7])" office:value-type="string" office:string-value="1100000" calcext:value-type="string">
            <text:p>110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DECIMAL([.G7];2)"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SUM([.P7:.X7])" office:value-type="float" office:value="2" calcext:value-type="float">
            <text:p>2</text:p>
          </table:table-cell>
          <table:table-cell table:formula="of:=MOD([.Y7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4"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table:formula="of:=SUM([.H8:.N8])" office:value-type="float" office:value="3" calcext:value-type="float">
            <text:p>3</text:p>
          </table:table-cell>
          <table:table-cell table:formula="of:=MOD([.D8];2)" office:value-type="float" office:value="1" calcext:value-type="float">
            <text:p>1</text:p>
          </table:table-cell>
          <table:table-cell table:formula="of:=CONCATENATE([.C8];[.E8])" office:value-type="string" office:string-value="111001" calcext:value-type="string">
            <text:p>111001</text:p>
          </table:table-cell>
          <table:table-cell table:formula="of:=CONCATENATE([.F8];[.Z8])" office:value-type="string" office:string-value="1110010" calcext:value-type="string">
            <text:p>1110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DECIMAL([.G8];2)" office:value-type="float" office:value="114" calcext:value-type="float">
            <text:p>1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P8:.X8])" office:value-type="float" office:value="4" calcext:value-type="float">
            <text:p>4</text:p>
          </table:table-cell>
          <table:table-cell table:formula="of:=MOD([.Y8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4"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table:formula="of:=SUM([.H9:.N9])" office:value-type="float" office:value="1" calcext:value-type="float">
            <text:p>1</text:p>
          </table:table-cell>
          <table:table-cell table:formula="of:=MOD([.D9];2)" office:value-type="float" office:value="1" calcext:value-type="float">
            <text:p>1</text:p>
          </table:table-cell>
          <table:table-cell table:formula="of:=CONCATENATE([.C9];[.E9])" office:value-type="string" office:string-value="1000001" calcext:value-type="string">
            <text:p>1000001</text:p>
          </table:table-cell>
          <table:table-cell table:formula="of:=CONCATENATE([.F9];[.Z9])" office:value-type="string" office:string-value="10000010" calcext:value-type="string">
            <text:p>100000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DECIMAL([.G9];2)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9:.X9])" office:value-type="float" office:value="2" calcext:value-type="float">
            <text:p>2</text:p>
          </table:table-cell>
          <table:table-cell table:formula="of:=MOD([.Y9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4" office:value-type="float" office:value="36" calcext:value-type="float">
            <text:p>36</text:p>
          </table:table-cell>
          <table:table-cell office:value-type="float" office:value="100100" calcext:value-type="float">
            <text:p>100100</text:p>
          </table:table-cell>
          <table:table-cell table:formula="of:=SUM([.H10:.N10])" office:value-type="float" office:value="2" calcext:value-type="float">
            <text:p>2</text:p>
          </table:table-cell>
          <table:table-cell table:formula="of:=MOD([.D10];2)" office:value-type="float" office:value="0" calcext:value-type="float">
            <text:p>0</text:p>
          </table:table-cell>
          <table:table-cell table:formula="of:=CONCATENATE([.C10];[.E10])" office:value-type="string" office:string-value="1001000" calcext:value-type="string">
            <text:p>1001000</text:p>
          </table:table-cell>
          <table:table-cell table:formula="of:=CONCATENATE([.F10];[.Z10])" office:value-type="string" office:string-value="10010000" calcext:value-type="string">
            <text:p>100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IMAL([.G10];2)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P10:.X10])" office:value-type="float" office:value="2" calcext:value-type="float">
            <text:p>2</text:p>
          </table:table-cell>
          <table:table-cell table:formula="of:=MOD([.Y10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4" office:value-type="float" office:value="40" calcext:value-type="float">
            <text:p>40</text:p>
          </table:table-cell>
          <table:table-cell office:value-type="float" office:value="101000" calcext:value-type="float">
            <text:p>101000</text:p>
          </table:table-cell>
          <table:table-cell table:formula="of:=SUM([.H11:.N11])" office:value-type="float" office:value="2" calcext:value-type="float">
            <text:p>2</text:p>
          </table:table-cell>
          <table:table-cell table:formula="of:=MOD([.D11];2)" office:value-type="float" office:value="0" calcext:value-type="float">
            <text:p>0</text:p>
          </table:table-cell>
          <table:table-cell table:formula="of:=CONCATENATE([.C11];[.E11])" office:value-type="string" office:string-value="1010000" calcext:value-type="string">
            <text:p>1010000</text:p>
          </table:table-cell>
          <table:table-cell table:formula="of:=CONCATENATE([.F11];[.Z11])" office:value-type="string" office:string-value="10100000" calcext:value-type="string">
            <text:p>10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DECIMAL([.G11];2)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SUM([.P11:.X11])" office:value-type="float" office:value="2" calcext:value-type="float">
            <text:p>2</text:p>
          </table:table-cell>
          <table:table-cell table:formula="of:=MOD([.Y11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*4" office:value-type="float" office:value="44" calcext:value-type="float">
            <text:p>44</text:p>
          </table:table-cell>
          <table:table-cell office:value-type="float" office:value="101100" calcext:value-type="float">
            <text:p>101100</text:p>
          </table:table-cell>
          <table:table-cell table:formula="of:=SUM([.H12:.N12])" office:value-type="float" office:value="3" calcext:value-type="float">
            <text:p>3</text:p>
          </table:table-cell>
          <table:table-cell table:formula="of:=MOD([.D12];2)" office:value-type="float" office:value="1" calcext:value-type="float">
            <text:p>1</text:p>
          </table:table-cell>
          <table:table-cell table:formula="of:=CONCATENATE([.C12];[.E12])" office:value-type="string" office:string-value="1011001" calcext:value-type="string">
            <text:p>1011001</text:p>
          </table:table-cell>
          <table:table-cell table:formula="of:=CONCATENATE([.F12];[.Z12])" office:value-type="string" office:string-value="10110010" calcext:value-type="string">
            <text:p>10110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IMAL([.G12];2)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12:.X12])" office:value-type="float" office:value="4" calcext:value-type="float">
            <text:p>4</text:p>
          </table:table-cell>
          <table:table-cell table:formula="of:=MOD([.Y1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*4" office:value-type="float" office:value="48" calcext:value-type="float">
            <text:p>48</text:p>
          </table:table-cell>
          <table:table-cell office:value-type="float" office:value="110000" calcext:value-type="float">
            <text:p>110000</text:p>
          </table:table-cell>
          <table:table-cell table:formula="of:=SUM([.H13:.N13])" office:value-type="float" office:value="2" calcext:value-type="float">
            <text:p>2</text:p>
          </table:table-cell>
          <table:table-cell table:formula="of:=MOD([.D13];2)" office:value-type="float" office:value="0" calcext:value-type="float">
            <text:p>0</text:p>
          </table:table-cell>
          <table:table-cell table:formula="of:=CONCATENATE([.C13];[.E13])" office:value-type="string" office:string-value="1100000" calcext:value-type="string">
            <text:p>1100000</text:p>
          </table:table-cell>
          <table:table-cell table:formula="of:=CONCATENATE([.F13];[.Z13])" office:value-type="string" office:string-value="11000000" calcext:value-type="string">
            <text:p>1100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CIMAL([.G13];2)" office:value-type="float" office:value="192" calcext:value-type="float">
            <text:p>1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SUM([.P13:.X13])" office:value-type="float" office:value="2" calcext:value-type="float">
            <text:p>2</text:p>
          </table:table-cell>
          <table:table-cell table:formula="of:=MOD([.Y1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*4" office:value-type="float" office:value="52" calcext:value-type="float">
            <text:p>52</text:p>
          </table:table-cell>
          <table:table-cell office:value-type="float" office:value="110100" calcext:value-type="float">
            <text:p>110100</text:p>
          </table:table-cell>
          <table:table-cell table:formula="of:=SUM([.H14:.N14])" office:value-type="float" office:value="3" calcext:value-type="float">
            <text:p>3</text:p>
          </table:table-cell>
          <table:table-cell table:formula="of:=MOD([.D14];2)" office:value-type="float" office:value="1" calcext:value-type="float">
            <text:p>1</text:p>
          </table:table-cell>
          <table:table-cell table:formula="of:=CONCATENATE([.C14];[.E14])" office:value-type="string" office:string-value="1101001" calcext:value-type="string">
            <text:p>1101001</text:p>
          </table:table-cell>
          <table:table-cell table:formula="of:=CONCATENATE([.F14];[.Z14])" office:value-type="string" office:string-value="11010010" calcext:value-type="string">
            <text:p>11010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IMAL([.G14];2)"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14:.X14])" office:value-type="float" office:value="4" calcext:value-type="float">
            <text:p>4</text:p>
          </table:table-cell>
          <table:table-cell table:formula="of:=MOD([.Y1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*4" office:value-type="float" office:value="56" calcext:value-type="float">
            <text:p>56</text:p>
          </table:table-cell>
          <table:table-cell office:value-type="float" office:value="111000" calcext:value-type="float">
            <text:p>111000</text:p>
          </table:table-cell>
          <table:table-cell table:formula="of:=SUM([.H15:.N15])" office:value-type="float" office:value="3" calcext:value-type="float">
            <text:p>3</text:p>
          </table:table-cell>
          <table:table-cell table:formula="of:=MOD([.D15];2)" office:value-type="float" office:value="1" calcext:value-type="float">
            <text:p>1</text:p>
          </table:table-cell>
          <table:table-cell table:formula="of:=CONCATENATE([.C15];[.E15])" office:value-type="string" office:string-value="1110001" calcext:value-type="string">
            <text:p>1110001</text:p>
          </table:table-cell>
          <table:table-cell table:formula="of:=CONCATENATE([.F15];[.Z15])" office:value-type="string" office:string-value="11100010" calcext:value-type="string">
            <text:p>11100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DECIMAL([.G15];2)" office:value-type="float" office:value="226" calcext:value-type="float">
            <text:p>2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15:.X15])" office:value-type="float" office:value="4" calcext:value-type="float">
            <text:p>4</text:p>
          </table:table-cell>
          <table:table-cell table:formula="of:=MOD([.Y15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*4" office:value-type="float" office:value="60" calcext:value-type="float">
            <text:p>60</text:p>
          </table:table-cell>
          <table:table-cell office:value-type="float" office:value="111100" calcext:value-type="float">
            <text:p>111100</text:p>
          </table:table-cell>
          <table:table-cell table:formula="of:=SUM([.H16:.N16])" office:value-type="float" office:value="4" calcext:value-type="float">
            <text:p>4</text:p>
          </table:table-cell>
          <table:table-cell table:formula="of:=MOD([.D16];2)" office:value-type="float" office:value="0" calcext:value-type="float">
            <text:p>0</text:p>
          </table:table-cell>
          <table:table-cell table:formula="of:=CONCATENATE([.C16];[.E16])" office:value-type="string" office:string-value="1111000" calcext:value-type="string">
            <text:p>1111000</text:p>
          </table:table-cell>
          <table:table-cell table:formula="of:=CONCATENATE([.F16];[.Z16])" office:value-type="string" office:string-value="11110000" calcext:value-type="string">
            <text:p>111100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IMAL([.G16];2)" office:value-type="float" office:value="240" calcext:value-type="float">
            <text:p>24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P16:.X16])" office:value-type="float" office:value="4" calcext:value-type="float">
            <text:p>4</text:p>
          </table:table-cell>
          <table:table-cell table:formula="of:=MOD([.Y16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*4" office:value-type="float" office:value="64" calcext:value-type="float">
            <text:p>64</text:p>
          </table:table-cell>
          <table:table-cell office:value-type="float" office:value="1000000" calcext:value-type="float">
            <text:p>1000000</text:p>
          </table:table-cell>
          <table:table-cell table:formula="of:=SUM([.H17:.N17])" office:value-type="float" office:value="1" calcext:value-type="float">
            <text:p>1</text:p>
          </table:table-cell>
          <table:table-cell table:formula="of:=MOD([.D17];2)" office:value-type="float" office:value="1" calcext:value-type="float">
            <text:p>1</text:p>
          </table:table-cell>
          <table:table-cell table:formula="of:=CONCATENATE([.C17];[.E17])" office:value-type="string" office:string-value="10000001" calcext:value-type="string">
            <text:p>10000001</text:p>
          </table:table-cell>
          <table:table-cell table:formula="of:=CONCATENATE([.F17];[.Z17])" office:value-type="string" office:string-value="100000010" calcext:value-type="string">
            <text:p>100000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DECIMAL([.G17];2)"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P17:.X17])" office:value-type="float" office:value="2" calcext:value-type="float">
            <text:p>2</text:p>
          </table:table-cell>
          <table:table-cell table:formula="of:=MOD([.Y17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8]*4" office:value-type="float" office:value="68" calcext:value-type="float">
            <text:p>68</text:p>
          </table:table-cell>
          <table:table-cell office:value-type="float" office:value="1000100" calcext:value-type="float">
            <text:p>1000100</text:p>
          </table:table-cell>
          <table:table-cell table:formula="of:=SUM([.H18:.N18])" office:value-type="float" office:value="2" calcext:value-type="float">
            <text:p>2</text:p>
          </table:table-cell>
          <table:table-cell table:formula="of:=MOD([.D18];2)" office:value-type="float" office:value="0" calcext:value-type="float">
            <text:p>0</text:p>
          </table:table-cell>
          <table:table-cell table:formula="of:=CONCATENATE([.C18];[.E18])" office:value-type="string" office:string-value="10001000" calcext:value-type="string">
            <text:p>10001000</text:p>
          </table:table-cell>
          <table:table-cell table:formula="of:=CONCATENATE([.F18];[.Z18])" office:value-type="string" office:string-value="100010000" calcext:value-type="string">
            <text:p>10001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IMAL([.G18];2)"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P18:.X18])" office:value-type="float" office:value="2" calcext:value-type="float">
            <text:p>2</text:p>
          </table:table-cell>
          <table:table-cell table:formula="of:=MOD([.Y18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9]*4" office:value-type="float" office:value="72" calcext:value-type="float">
            <text:p>72</text:p>
          </table:table-cell>
          <table:table-cell office:value-type="float" office:value="1001000" calcext:value-type="float">
            <text:p>1001000</text:p>
          </table:table-cell>
          <table:table-cell table:formula="of:=SUM([.H19:.N19])" office:value-type="float" office:value="2" calcext:value-type="float">
            <text:p>2</text:p>
          </table:table-cell>
          <table:table-cell table:formula="of:=MOD([.D19];2)" office:value-type="float" office:value="0" calcext:value-type="float">
            <text:p>0</text:p>
          </table:table-cell>
          <table:table-cell table:formula="of:=CONCATENATE([.C19];[.E19])" office:value-type="string" office:string-value="10010000" calcext:value-type="string">
            <text:p>10010000</text:p>
          </table:table-cell>
          <table:table-cell table:formula="of:=CONCATENATE([.F19];[.Z19])" office:value-type="string" office:string-value="100100000" calcext:value-type="string">
            <text:p>100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DECIMAL([.G19];2)"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P19:.X19])" office:value-type="float" office:value="2" calcext:value-type="float">
            <text:p>2</text:p>
          </table:table-cell>
          <table:table-cell table:formula="of:=MOD([.Y19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0]*4" office:value-type="float" office:value="76" calcext:value-type="float">
            <text:p>76</text:p>
          </table:table-cell>
          <table:table-cell office:value-type="float" office:value="1001100" calcext:value-type="float">
            <text:p>1001100</text:p>
          </table:table-cell>
          <table:table-cell table:formula="of:=SUM([.H20:.N20])" office:value-type="float" office:value="3" calcext:value-type="float">
            <text:p>3</text:p>
          </table:table-cell>
          <table:table-cell table:formula="of:=MOD([.D20];2)" office:value-type="float" office:value="1" calcext:value-type="float">
            <text:p>1</text:p>
          </table:table-cell>
          <table:table-cell table:formula="of:=CONCATENATE([.C20];[.E20])" office:value-type="string" office:string-value="10011001" calcext:value-type="string">
            <text:p>10011001</text:p>
          </table:table-cell>
          <table:table-cell table:formula="of:=CONCATENATE([.F20];[.Z20])" office:value-type="string" office:string-value="100110010" calcext:value-type="string">
            <text:p>100110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IMAL([.G20];2)"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P20:.X20])" office:value-type="float" office:value="4" calcext:value-type="float">
            <text:p>4</text:p>
          </table:table-cell>
          <table:table-cell table:formula="of:=MOD([.Y20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1]*4" office:value-type="float" office:value="80" calcext:value-type="float">
            <text:p>80</text:p>
          </table:table-cell>
          <table:table-cell office:value-type="float" office:value="1010000" calcext:value-type="float">
            <text:p>1010000</text:p>
          </table:table-cell>
          <table:table-cell table:formula="of:=SUM([.H21:.N21])" office:value-type="float" office:value="2" calcext:value-type="float">
            <text:p>2</text:p>
          </table:table-cell>
          <table:table-cell table:formula="of:=MOD([.D21];2)" office:value-type="float" office:value="0" calcext:value-type="float">
            <text:p>0</text:p>
          </table:table-cell>
          <table:table-cell table:formula="of:=CONCATENATE([.C21];[.E21])" office:value-type="string" office:string-value="10100000" calcext:value-type="string">
            <text:p>10100000</text:p>
          </table:table-cell>
          <table:table-cell table:formula="of:=CONCATENATE([.F21];[.Z21])" office:value-type="string" office:string-value="101000000" calcext:value-type="string">
            <text:p>1010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DECIMAL([.G21];2)"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P21:.X21])" office:value-type="float" office:value="2" calcext:value-type="float">
            <text:p>2</text:p>
          </table:table-cell>
          <table:table-cell table:formula="of:=MOD([.Y21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2]*4" office:value-type="float" office:value="84" calcext:value-type="float">
            <text:p>84</text:p>
          </table:table-cell>
          <table:table-cell office:value-type="float" office:value="1010100" calcext:value-type="float">
            <text:p>1010100</text:p>
          </table:table-cell>
          <table:table-cell table:formula="of:=SUM([.H22:.N22])" office:value-type="float" office:value="3" calcext:value-type="float">
            <text:p>3</text:p>
          </table:table-cell>
          <table:table-cell table:formula="of:=MOD([.D22];2)" office:value-type="float" office:value="1" calcext:value-type="float">
            <text:p>1</text:p>
          </table:table-cell>
          <table:table-cell table:formula="of:=CONCATENATE([.C22];[.E22])" office:value-type="string" office:string-value="10101001" calcext:value-type="string">
            <text:p>10101001</text:p>
          </table:table-cell>
          <table:table-cell table:formula="of:=CONCATENATE([.F22];[.Z22])" office:value-type="string" office:string-value="101010010" calcext:value-type="string">
            <text:p>101010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IMAL([.G22];2)"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P22:.X22])" office:value-type="float" office:value="4" calcext:value-type="float">
            <text:p>4</text:p>
          </table:table-cell>
          <table:table-cell table:formula="of:=MOD([.Y2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3]*4" office:value-type="float" office:value="88" calcext:value-type="float">
            <text:p>88</text:p>
          </table:table-cell>
          <table:table-cell office:value-type="float" office:value="1011000" calcext:value-type="float">
            <text:p>1011000</text:p>
          </table:table-cell>
          <table:table-cell table:formula="of:=SUM([.H23:.N23])" office:value-type="float" office:value="3" calcext:value-type="float">
            <text:p>3</text:p>
          </table:table-cell>
          <table:table-cell table:formula="of:=MOD([.D23];2)" office:value-type="float" office:value="1" calcext:value-type="float">
            <text:p>1</text:p>
          </table:table-cell>
          <table:table-cell table:formula="of:=CONCATENATE([.C23];[.E23])" office:value-type="string" office:string-value="10110001" calcext:value-type="string">
            <text:p>10110001</text:p>
          </table:table-cell>
          <table:table-cell table:formula="of:=CONCATENATE([.F23];[.Z23])" office:value-type="string" office:string-value="101100010" calcext:value-type="string">
            <text:p>101100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DECIMAL([.G23];2)"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P23:.X23])" office:value-type="float" office:value="4" calcext:value-type="float">
            <text:p>4</text:p>
          </table:table-cell>
          <table:table-cell table:formula="of:=MOD([.Y2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4]*4" office:value-type="float" office:value="92" calcext:value-type="float">
            <text:p>92</text:p>
          </table:table-cell>
          <table:table-cell office:value-type="float" office:value="1011100" calcext:value-type="float">
            <text:p>1011100</text:p>
          </table:table-cell>
          <table:table-cell table:formula="of:=SUM([.H24:.N24])" office:value-type="float" office:value="4" calcext:value-type="float">
            <text:p>4</text:p>
          </table:table-cell>
          <table:table-cell table:formula="of:=MOD([.D24];2)" office:value-type="float" office:value="0" calcext:value-type="float">
            <text:p>0</text:p>
          </table:table-cell>
          <table:table-cell table:formula="of:=CONCATENATE([.C24];[.E24])" office:value-type="string" office:string-value="10111000" calcext:value-type="string">
            <text:p>10111000</text:p>
          </table:table-cell>
          <table:table-cell table:formula="of:=CONCATENATE([.F24];[.Z24])" office:value-type="string" office:string-value="101110000" calcext:value-type="string">
            <text:p>1011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IMAL([.G24];2)"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P24:.X24])" office:value-type="float" office:value="4" calcext:value-type="float">
            <text:p>4</text:p>
          </table:table-cell>
          <table:table-cell table:formula="of:=MOD([.Y2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5]*4" office:value-type="float" office:value="96" calcext:value-type="float">
            <text:p>96</text:p>
          </table:table-cell>
          <table:table-cell office:value-type="float" office:value="1100000" calcext:value-type="float">
            <text:p>1100000</text:p>
          </table:table-cell>
          <table:table-cell table:formula="of:=SUM([.H25:.N25])" office:value-type="float" office:value="2" calcext:value-type="float">
            <text:p>2</text:p>
          </table:table-cell>
          <table:table-cell table:formula="of:=MOD([.D25];2)" office:value-type="float" office:value="0" calcext:value-type="float">
            <text:p>0</text:p>
          </table:table-cell>
          <table:table-cell table:formula="of:=CONCATENATE([.C25];[.E25])" office:value-type="string" office:string-value="11000000" calcext:value-type="string">
            <text:p>11000000</text:p>
          </table:table-cell>
          <table:table-cell table:formula="of:=CONCATENATE([.F25];[.Z25])" office:value-type="string" office:string-value="110000000" calcext:value-type="string">
            <text:p>11000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DECIMAL([.G25];2)"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P25:.X25])" office:value-type="float" office:value="2" calcext:value-type="float">
            <text:p>2</text:p>
          </table:table-cell>
          <table:table-cell table:formula="of:=MOD([.Y25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]*4" office:value-type="float" office:value="100" calcext:value-type="float">
            <text:p>100</text:p>
          </table:table-cell>
          <table:table-cell office:value-type="float" office:value="1100100" calcext:value-type="float">
            <text:p>1100100</text:p>
          </table:table-cell>
          <table:table-cell table:formula="of:=SUM([.H26:.N26])" office:value-type="float" office:value="3" calcext:value-type="float">
            <text:p>3</text:p>
          </table:table-cell>
          <table:table-cell table:formula="of:=MOD([.D26];2)" office:value-type="float" office:value="1" calcext:value-type="float">
            <text:p>1</text:p>
          </table:table-cell>
          <table:table-cell table:formula="of:=CONCATENATE([.C26];[.E26])" office:value-type="string" office:string-value="11001001" calcext:value-type="string">
            <text:p>11001001</text:p>
          </table:table-cell>
          <table:table-cell table:formula="of:=CONCATENATE([.F26];[.Z26])" office:value-type="string" office:string-value="110010010" calcext:value-type="string">
            <text:p>110010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IMAL([.G26];2)" office:value-type="float" office:value="402" calcext:value-type="float">
            <text:p>4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P26:.X26])" office:value-type="float" office:value="4" calcext:value-type="float">
            <text:p>4</text:p>
          </table:table-cell>
          <table:table-cell table:formula="of:=MOD([.Y26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]*4" office:value-type="float" office:value="104" calcext:value-type="float">
            <text:p>104</text:p>
          </table:table-cell>
          <table:table-cell office:value-type="float" office:value="1101000" calcext:value-type="float">
            <text:p>1101000</text:p>
          </table:table-cell>
          <table:table-cell table:formula="of:=SUM([.H27:.N27])" office:value-type="float" office:value="3" calcext:value-type="float">
            <text:p>3</text:p>
          </table:table-cell>
          <table:table-cell table:formula="of:=MOD([.D27];2)" office:value-type="float" office:value="1" calcext:value-type="float">
            <text:p>1</text:p>
          </table:table-cell>
          <table:table-cell table:formula="of:=CONCATENATE([.C27];[.E27])" office:value-type="string" office:string-value="11010001" calcext:value-type="string">
            <text:p>11010001</text:p>
          </table:table-cell>
          <table:table-cell table:formula="of:=CONCATENATE([.F27];[.Z27])" office:value-type="string" office:string-value="110100010" calcext:value-type="string">
            <text:p>110100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DECIMAL([.G27];2)" office:value-type="float" office:value="418" calcext:value-type="float">
            <text:p>4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P27:.X27])" office:value-type="float" office:value="4" calcext:value-type="float">
            <text:p>4</text:p>
          </table:table-cell>
          <table:table-cell table:formula="of:=MOD([.Y27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]*4" office:value-type="float" office:value="108" calcext:value-type="float">
            <text:p>108</text:p>
          </table:table-cell>
          <table:table-cell office:value-type="float" office:value="1101100" calcext:value-type="float">
            <text:p>1101100</text:p>
          </table:table-cell>
          <table:table-cell table:formula="of:=SUM([.H28:.N28])" office:value-type="float" office:value="4" calcext:value-type="float">
            <text:p>4</text:p>
          </table:table-cell>
          <table:table-cell table:formula="of:=MOD([.D28];2)" office:value-type="float" office:value="0" calcext:value-type="float">
            <text:p>0</text:p>
          </table:table-cell>
          <table:table-cell table:formula="of:=CONCATENATE([.C28];[.E28])" office:value-type="string" office:string-value="11011000" calcext:value-type="string">
            <text:p>11011000</text:p>
          </table:table-cell>
          <table:table-cell table:formula="of:=CONCATENATE([.F28];[.Z28])" office:value-type="string" office:string-value="110110000" calcext:value-type="string">
            <text:p>1101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IMAL([.G28];2)" office:value-type="float" office:value="432" calcext:value-type="float">
            <text:p>4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P28:.X28])" office:value-type="float" office:value="4" calcext:value-type="float">
            <text:p>4</text:p>
          </table:table-cell>
          <table:table-cell table:formula="of:=MOD([.Y28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]*4" office:value-type="float" office:value="112" calcext:value-type="float">
            <text:p>112</text:p>
          </table:table-cell>
          <table:table-cell office:value-type="float" office:value="1110000" calcext:value-type="float">
            <text:p>1110000</text:p>
          </table:table-cell>
          <table:table-cell table:formula="of:=SUM([.H29:.N29])" office:value-type="float" office:value="3" calcext:value-type="float">
            <text:p>3</text:p>
          </table:table-cell>
          <table:table-cell table:formula="of:=MOD([.D29];2)" office:value-type="float" office:value="1" calcext:value-type="float">
            <text:p>1</text:p>
          </table:table-cell>
          <table:table-cell table:formula="of:=CONCATENATE([.C29];[.E29])" office:value-type="string" office:string-value="11100001" calcext:value-type="string">
            <text:p>11100001</text:p>
          </table:table-cell>
          <table:table-cell table:formula="of:=CONCATENATE([.F29];[.Z29])" office:value-type="string" office:string-value="111000010" calcext:value-type="string">
            <text:p>111000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DECIMAL([.G29];2)" office:value-type="float" office:value="450" calcext:value-type="float">
            <text:p>4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P29:.X29])" office:value-type="float" office:value="4" calcext:value-type="float">
            <text:p>4</text:p>
          </table:table-cell>
          <table:table-cell table:formula="of:=MOD([.Y29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0]*4" office:value-type="float" office:value="116" calcext:value-type="float">
            <text:p>116</text:p>
          </table:table-cell>
          <table:table-cell office:value-type="float" office:value="1110100" calcext:value-type="float">
            <text:p>1110100</text:p>
          </table:table-cell>
          <table:table-cell table:formula="of:=SUM([.H30:.N30])" office:value-type="float" office:value="4" calcext:value-type="float">
            <text:p>4</text:p>
          </table:table-cell>
          <table:table-cell table:formula="of:=MOD([.D30];2)" office:value-type="float" office:value="0" calcext:value-type="float">
            <text:p>0</text:p>
          </table:table-cell>
          <table:table-cell table:formula="of:=CONCATENATE([.C30];[.E30])" office:value-type="string" office:string-value="11101000" calcext:value-type="string">
            <text:p>11101000</text:p>
          </table:table-cell>
          <table:table-cell table:formula="of:=CONCATENATE([.F30];[.Z30])" office:value-type="string" office:string-value="111010000" calcext:value-type="string">
            <text:p>11101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IMAL([.G30];2)" office:value-type="float" office:value="464" calcext:value-type="float">
            <text:p>4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P30:.X30])" office:value-type="float" office:value="4" calcext:value-type="float">
            <text:p>4</text:p>
          </table:table-cell>
          <table:table-cell table:formula="of:=MOD([.Y30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1]*4" office:value-type="float" office:value="120" calcext:value-type="float">
            <text:p>120</text:p>
          </table:table-cell>
          <table:table-cell office:value-type="float" office:value="1111000" calcext:value-type="float">
            <text:p>1111000</text:p>
          </table:table-cell>
          <table:table-cell table:formula="of:=SUM([.H31:.N31])" office:value-type="float" office:value="4" calcext:value-type="float">
            <text:p>4</text:p>
          </table:table-cell>
          <table:table-cell table:formula="of:=MOD([.D31];2)" office:value-type="float" office:value="0" calcext:value-type="float">
            <text:p>0</text:p>
          </table:table-cell>
          <table:table-cell table:formula="of:=CONCATENATE([.C31];[.E31])" office:value-type="string" office:string-value="11110000" calcext:value-type="string">
            <text:p>11110000</text:p>
          </table:table-cell>
          <table:table-cell table:formula="of:=CONCATENATE([.F31];[.Z31])" office:value-type="string" office:string-value="111100000" calcext:value-type="string">
            <text:p>1111000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DECIMAL([.G31];2)" office:value-type="float" office:value="480" calcext:value-type="float">
            <text:p>48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P31:.X31])" office:value-type="float" office:value="4" calcext:value-type="float">
            <text:p>4</text:p>
          </table:table-cell>
          <table:table-cell table:formula="of:=MOD([.Y31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2]*4" office:value-type="float" office:value="124" calcext:value-type="float">
            <text:p>124</text:p>
          </table:table-cell>
          <table:table-cell office:value-type="float" office:value="1111100" calcext:value-type="float">
            <text:p>1111100</text:p>
          </table:table-cell>
          <table:table-cell table:formula="of:=SUM([.H32:.N32])" office:value-type="float" office:value="5" calcext:value-type="float">
            <text:p>5</text:p>
          </table:table-cell>
          <table:table-cell table:formula="of:=MOD([.D32];2)" office:value-type="float" office:value="1" calcext:value-type="float">
            <text:p>1</text:p>
          </table:table-cell>
          <table:table-cell table:formula="of:=CONCATENATE([.C32];[.E32])" office:value-type="string" office:string-value="11111001" calcext:value-type="string">
            <text:p>11111001</text:p>
          </table:table-cell>
          <table:table-cell table:formula="of:=CONCATENATE([.F32];[.Z32])" office:value-type="string" office:string-value="111110010" calcext:value-type="string">
            <text:p>1111100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IMAL([.G32];2)" office:value-type="float" office:value="498" calcext:value-type="float">
            <text:p>49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P32:.X32])" office:value-type="float" office:value="6" calcext:value-type="float">
            <text:p>6</text:p>
          </table:table-cell>
          <table:table-cell table:formula="of:=MOD([.Y3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3]*4" office:value-type="float" office:value="128" calcext:value-type="float">
            <text:p>128</text:p>
          </table:table-cell>
          <table:table-cell office:value-type="float" office:value="10000000" calcext:value-type="float">
            <text:p>10000000</text:p>
          </table:table-cell>
          <table:table-cell table:formula="of:=SUM([.H33:.N33])" office:value-type="float" office:value="1" calcext:value-type="float">
            <text:p>1</text:p>
          </table:table-cell>
          <table:table-cell table:formula="of:=MOD([.D33];2)" office:value-type="float" office:value="1" calcext:value-type="float">
            <text:p>1</text:p>
          </table:table-cell>
          <table:table-cell table:formula="of:=CONCATENATE([.C33];[.E33])" office:value-type="string" office:string-value="100000001" calcext:value-type="string">
            <text:p>100000001</text:p>
          </table:table-cell>
          <table:table-cell table:formula="of:=CONCATENATE([.F33];[.Z33])" office:value-type="string" office:string-value="1000000010" calcext:value-type="string">
            <text:p>1000000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DECIMAL([.G33];2)"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P33:.X33])" office:value-type="float" office:value="2" calcext:value-type="float">
            <text:p>2</text:p>
          </table:table-cell>
          <table:table-cell table:formula="of:=MOD([.Y3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4]*4" office:value-type="float" office:value="132" calcext:value-type="float">
            <text:p>132</text:p>
          </table:table-cell>
          <table:table-cell office:value-type="float" office:value="10000100" calcext:value-type="float">
            <text:p>10000100</text:p>
          </table:table-cell>
          <table:table-cell table:formula="of:=SUM([.H34:.N34])" office:value-type="float" office:value="2" calcext:value-type="float">
            <text:p>2</text:p>
          </table:table-cell>
          <table:table-cell table:formula="of:=MOD([.D34];2)" office:value-type="float" office:value="0" calcext:value-type="float">
            <text:p>0</text:p>
          </table:table-cell>
          <table:table-cell table:formula="of:=CONCATENATE([.C34];[.E34])" office:value-type="string" office:string-value="100001000" calcext:value-type="string">
            <text:p>100001000</text:p>
          </table:table-cell>
          <table:table-cell table:formula="of:=CONCATENATE([.F34];[.Z34])" office:value-type="string" office:string-value="1000010000" calcext:value-type="string">
            <text:p>1000010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DECIMAL([.G34];2)"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P34:.X34])" office:value-type="float" office:value="2" calcext:value-type="float">
            <text:p>2</text:p>
          </table:table-cell>
          <table:table-cell table:formula="of:=MOD([.Y3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5]*4" office:value-type="float" office:value="136" calcext:value-type="float">
            <text:p>136</text:p>
          </table:table-cell>
          <table:table-cell office:value-type="float" office:value="10001000" calcext:value-type="float">
            <text:p>10001000</text:p>
          </table:table-cell>
          <table:table-cell table:formula="of:=SUM([.H35:.N35])" office:value-type="float" office:value="2" calcext:value-type="float">
            <text:p>2</text:p>
          </table:table-cell>
          <table:table-cell table:formula="of:=MOD([.D35];2)" office:value-type="float" office:value="0" calcext:value-type="float">
            <text:p>0</text:p>
          </table:table-cell>
          <table:table-cell table:formula="of:=CONCATENATE([.C35];[.E35])" office:value-type="string" office:string-value="100010000" calcext:value-type="string">
            <text:p>100010000</text:p>
          </table:table-cell>
          <table:table-cell table:formula="of:=CONCATENATE([.F35];[.Z35])" office:value-type="string" office:string-value="1000100000" calcext:value-type="string">
            <text:p>100010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IMAL([.G35];2)"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P35:.X35])" office:value-type="float" office:value="2" calcext:value-type="float">
            <text:p>2</text:p>
          </table:table-cell>
          <table:table-cell table:formula="of:=MOD([.Y35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6]*4" office:value-type="float" office:value="140" calcext:value-type="float">
            <text:p>140</text:p>
          </table:table-cell>
          <table:table-cell office:value-type="float" office:value="10001100" calcext:value-type="float">
            <text:p>10001100</text:p>
          </table:table-cell>
          <table:table-cell table:formula="of:=SUM([.H36:.N36])" office:value-type="float" office:value="3" calcext:value-type="float">
            <text:p>3</text:p>
          </table:table-cell>
          <table:table-cell table:formula="of:=MOD([.D36];2)" office:value-type="float" office:value="1" calcext:value-type="float">
            <text:p>1</text:p>
          </table:table-cell>
          <table:table-cell table:formula="of:=CONCATENATE([.C36];[.E36])" office:value-type="string" office:string-value="100011001" calcext:value-type="string">
            <text:p>100011001</text:p>
          </table:table-cell>
          <table:table-cell table:formula="of:=CONCATENATE([.F36];[.Z36])" office:value-type="string" office:string-value="1000110010" calcext:value-type="string">
            <text:p>10001100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DECIMAL([.G36];2)"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P36:.X36])" office:value-type="float" office:value="4" calcext:value-type="float">
            <text:p>4</text:p>
          </table:table-cell>
          <table:table-cell table:formula="of:=MOD([.Y36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7]*4" office:value-type="float" office:value="144" calcext:value-type="float">
            <text:p>144</text:p>
          </table:table-cell>
          <table:table-cell office:value-type="float" office:value="10010000" calcext:value-type="float">
            <text:p>10010000</text:p>
          </table:table-cell>
          <table:table-cell table:formula="of:=SUM([.H37:.N37])" office:value-type="float" office:value="2" calcext:value-type="float">
            <text:p>2</text:p>
          </table:table-cell>
          <table:table-cell table:formula="of:=MOD([.D37];2)" office:value-type="float" office:value="0" calcext:value-type="float">
            <text:p>0</text:p>
          </table:table-cell>
          <table:table-cell table:formula="of:=CONCATENATE([.C37];[.E37])" office:value-type="string" office:string-value="100100000" calcext:value-type="string">
            <text:p>100100000</text:p>
          </table:table-cell>
          <table:table-cell table:formula="of:=CONCATENATE([.F37];[.Z37])" office:value-type="string" office:string-value="1001000000" calcext:value-type="string">
            <text:p>1001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DECIMAL([.G37];2)"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P37:.X37])" office:value-type="float" office:value="2" calcext:value-type="float">
            <text:p>2</text:p>
          </table:table-cell>
          <table:table-cell table:formula="of:=MOD([.Y37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8]*4" office:value-type="float" office:value="148" calcext:value-type="float">
            <text:p>148</text:p>
          </table:table-cell>
          <table:table-cell office:value-type="float" office:value="10010100" calcext:value-type="float">
            <text:p>10010100</text:p>
          </table:table-cell>
          <table:table-cell table:formula="of:=SUM([.H38:.N38])" office:value-type="float" office:value="3" calcext:value-type="float">
            <text:p>3</text:p>
          </table:table-cell>
          <table:table-cell table:formula="of:=MOD([.D38];2)" office:value-type="float" office:value="1" calcext:value-type="float">
            <text:p>1</text:p>
          </table:table-cell>
          <table:table-cell table:formula="of:=CONCATENATE([.C38];[.E38])" office:value-type="string" office:string-value="100101001" calcext:value-type="string">
            <text:p>100101001</text:p>
          </table:table-cell>
          <table:table-cell table:formula="of:=CONCATENATE([.F38];[.Z38])" office:value-type="string" office:string-value="1001010010" calcext:value-type="string">
            <text:p>1001010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DECIMAL([.G38];2)"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P38:.X38])" office:value-type="float" office:value="4" calcext:value-type="float">
            <text:p>4</text:p>
          </table:table-cell>
          <table:table-cell table:formula="of:=MOD([.Y38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9]*4" office:value-type="float" office:value="152" calcext:value-type="float">
            <text:p>152</text:p>
          </table:table-cell>
          <table:table-cell office:value-type="float" office:value="10011000" calcext:value-type="float">
            <text:p>10011000</text:p>
          </table:table-cell>
          <table:table-cell table:formula="of:=SUM([.H39:.N39])" office:value-type="float" office:value="3" calcext:value-type="float">
            <text:p>3</text:p>
          </table:table-cell>
          <table:table-cell table:formula="of:=MOD([.D39];2)" office:value-type="float" office:value="1" calcext:value-type="float">
            <text:p>1</text:p>
          </table:table-cell>
          <table:table-cell table:formula="of:=CONCATENATE([.C39];[.E39])" office:value-type="string" office:string-value="100110001" calcext:value-type="string">
            <text:p>100110001</text:p>
          </table:table-cell>
          <table:table-cell table:formula="of:=CONCATENATE([.F39];[.Z39])" office:value-type="string" office:string-value="1001100010" calcext:value-type="string">
            <text:p>1001100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IMAL([.G39];2)"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P39:.X39])" office:value-type="float" office:value="4" calcext:value-type="float">
            <text:p>4</text:p>
          </table:table-cell>
          <table:table-cell table:formula="of:=MOD([.Y39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0]*4" office:value-type="float" office:value="156" calcext:value-type="float">
            <text:p>156</text:p>
          </table:table-cell>
          <table:table-cell office:value-type="float" office:value="10011100" calcext:value-type="float">
            <text:p>10011100</text:p>
          </table:table-cell>
          <table:table-cell table:formula="of:=SUM([.H40:.N40])" office:value-type="float" office:value="4" calcext:value-type="float">
            <text:p>4</text:p>
          </table:table-cell>
          <table:table-cell table:formula="of:=MOD([.D40];2)" office:value-type="float" office:value="0" calcext:value-type="float">
            <text:p>0</text:p>
          </table:table-cell>
          <table:table-cell table:formula="of:=CONCATENATE([.C40];[.E40])" office:value-type="string" office:string-value="100111000" calcext:value-type="string">
            <text:p>100111000</text:p>
          </table:table-cell>
          <table:table-cell table:formula="of:=CONCATENATE([.F40];[.Z40])" office:value-type="string" office:string-value="1001110000" calcext:value-type="string">
            <text:p>10011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DECIMAL([.G40];2)"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P40:.X40])" office:value-type="float" office:value="4" calcext:value-type="float">
            <text:p>4</text:p>
          </table:table-cell>
          <table:table-cell table:formula="of:=MOD([.Y40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1]*4" office:value-type="float" office:value="160" calcext:value-type="float">
            <text:p>160</text:p>
          </table:table-cell>
          <table:table-cell office:value-type="float" office:value="10100000" calcext:value-type="float">
            <text:p>10100000</text:p>
          </table:table-cell>
          <table:table-cell table:formula="of:=SUM([.H41:.N41])" office:value-type="float" office:value="2" calcext:value-type="float">
            <text:p>2</text:p>
          </table:table-cell>
          <table:table-cell table:formula="of:=MOD([.D41];2)" office:value-type="float" office:value="0" calcext:value-type="float">
            <text:p>0</text:p>
          </table:table-cell>
          <table:table-cell table:formula="of:=CONCATENATE([.C41];[.E41])" office:value-type="string" office:string-value="101000000" calcext:value-type="string">
            <text:p>101000000</text:p>
          </table:table-cell>
          <table:table-cell table:formula="of:=CONCATENATE([.F41];[.Z41])" office:value-type="string" office:string-value="1010000000" calcext:value-type="string">
            <text:p>10100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DECIMAL([.G41];2)"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P41:.X41])" office:value-type="float" office:value="2" calcext:value-type="float">
            <text:p>2</text:p>
          </table:table-cell>
          <table:table-cell table:formula="of:=MOD([.Y41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2]*4" office:value-type="float" office:value="164" calcext:value-type="float">
            <text:p>164</text:p>
          </table:table-cell>
          <table:table-cell office:value-type="float" office:value="10100100" calcext:value-type="float">
            <text:p>10100100</text:p>
          </table:table-cell>
          <table:table-cell table:formula="of:=SUM([.H42:.N42])" office:value-type="float" office:value="3" calcext:value-type="float">
            <text:p>3</text:p>
          </table:table-cell>
          <table:table-cell table:formula="of:=MOD([.D42];2)" office:value-type="float" office:value="1" calcext:value-type="float">
            <text:p>1</text:p>
          </table:table-cell>
          <table:table-cell table:formula="of:=CONCATENATE([.C42];[.E42])" office:value-type="string" office:string-value="101001001" calcext:value-type="string">
            <text:p>101001001</text:p>
          </table:table-cell>
          <table:table-cell table:formula="of:=CONCATENATE([.F42];[.Z42])" office:value-type="string" office:string-value="1010010010" calcext:value-type="string">
            <text:p>1010010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DECIMAL([.G42];2)"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P42:.X42])" office:value-type="float" office:value="4" calcext:value-type="float">
            <text:p>4</text:p>
          </table:table-cell>
          <table:table-cell table:formula="of:=MOD([.Y4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3]*4" office:value-type="float" office:value="168" calcext:value-type="float">
            <text:p>168</text:p>
          </table:table-cell>
          <table:table-cell office:value-type="float" office:value="10101000" calcext:value-type="float">
            <text:p>10101000</text:p>
          </table:table-cell>
          <table:table-cell table:formula="of:=SUM([.H43:.N43])" office:value-type="float" office:value="3" calcext:value-type="float">
            <text:p>3</text:p>
          </table:table-cell>
          <table:table-cell table:formula="of:=MOD([.D43];2)" office:value-type="float" office:value="1" calcext:value-type="float">
            <text:p>1</text:p>
          </table:table-cell>
          <table:table-cell table:formula="of:=CONCATENATE([.C43];[.E43])" office:value-type="string" office:string-value="101010001" calcext:value-type="string">
            <text:p>101010001</text:p>
          </table:table-cell>
          <table:table-cell table:formula="of:=CONCATENATE([.F43];[.Z43])" office:value-type="string" office:string-value="1010100010" calcext:value-type="string">
            <text:p>1010100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IMAL([.G43];2)"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P43:.X43])" office:value-type="float" office:value="4" calcext:value-type="float">
            <text:p>4</text:p>
          </table:table-cell>
          <table:table-cell table:formula="of:=MOD([.Y4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4]*4" office:value-type="float" office:value="172" calcext:value-type="float">
            <text:p>172</text:p>
          </table:table-cell>
          <table:table-cell office:value-type="float" office:value="10101100" calcext:value-type="float">
            <text:p>10101100</text:p>
          </table:table-cell>
          <table:table-cell table:formula="of:=SUM([.H44:.N44])" office:value-type="float" office:value="4" calcext:value-type="float">
            <text:p>4</text:p>
          </table:table-cell>
          <table:table-cell table:formula="of:=MOD([.D44];2)" office:value-type="float" office:value="0" calcext:value-type="float">
            <text:p>0</text:p>
          </table:table-cell>
          <table:table-cell table:formula="of:=CONCATENATE([.C44];[.E44])" office:value-type="string" office:string-value="101011000" calcext:value-type="string">
            <text:p>101011000</text:p>
          </table:table-cell>
          <table:table-cell table:formula="of:=CONCATENATE([.F44];[.Z44])" office:value-type="string" office:string-value="1010110000" calcext:value-type="string">
            <text:p>10101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DECIMAL([.G44];2)"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P44:.X44])" office:value-type="float" office:value="4" calcext:value-type="float">
            <text:p>4</text:p>
          </table:table-cell>
          <table:table-cell table:formula="of:=MOD([.Y4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5]*4" office:value-type="float" office:value="176" calcext:value-type="float">
            <text:p>176</text:p>
          </table:table-cell>
          <table:table-cell office:value-type="float" office:value="10110000" calcext:value-type="float">
            <text:p>10110000</text:p>
          </table:table-cell>
          <table:table-cell table:formula="of:=SUM([.H45:.N45])" office:value-type="float" office:value="3" calcext:value-type="float">
            <text:p>3</text:p>
          </table:table-cell>
          <table:table-cell table:formula="of:=MOD([.D45];2)" office:value-type="float" office:value="1" calcext:value-type="float">
            <text:p>1</text:p>
          </table:table-cell>
          <table:table-cell table:formula="of:=CONCATENATE([.C45];[.E45])" office:value-type="string" office:string-value="101100001" calcext:value-type="string">
            <text:p>101100001</text:p>
          </table:table-cell>
          <table:table-cell table:formula="of:=CONCATENATE([.F45];[.Z45])" office:value-type="string" office:string-value="1011000010" calcext:value-type="string">
            <text:p>1011000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DECIMAL([.G45];2)"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P45:.X45])" office:value-type="float" office:value="4" calcext:value-type="float">
            <text:p>4</text:p>
          </table:table-cell>
          <table:table-cell table:formula="of:=MOD([.Y45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6]*4" office:value-type="float" office:value="180" calcext:value-type="float">
            <text:p>180</text:p>
          </table:table-cell>
          <table:table-cell office:value-type="float" office:value="10110100" calcext:value-type="float">
            <text:p>10110100</text:p>
          </table:table-cell>
          <table:table-cell table:formula="of:=SUM([.H46:.N46])" office:value-type="float" office:value="4" calcext:value-type="float">
            <text:p>4</text:p>
          </table:table-cell>
          <table:table-cell table:formula="of:=MOD([.D46];2)" office:value-type="float" office:value="0" calcext:value-type="float">
            <text:p>0</text:p>
          </table:table-cell>
          <table:table-cell table:formula="of:=CONCATENATE([.C46];[.E46])" office:value-type="string" office:string-value="101101000" calcext:value-type="string">
            <text:p>101101000</text:p>
          </table:table-cell>
          <table:table-cell table:formula="of:=CONCATENATE([.F46];[.Z46])" office:value-type="string" office:string-value="1011010000" calcext:value-type="string">
            <text:p>10110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DECIMAL([.G46];2)"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P46:.X46])" office:value-type="float" office:value="4" calcext:value-type="float">
            <text:p>4</text:p>
          </table:table-cell>
          <table:table-cell table:formula="of:=MOD([.Y46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7]*4" office:value-type="float" office:value="184" calcext:value-type="float">
            <text:p>184</text:p>
          </table:table-cell>
          <table:table-cell office:value-type="float" office:value="10111000" calcext:value-type="float">
            <text:p>10111000</text:p>
          </table:table-cell>
          <table:table-cell table:formula="of:=SUM([.H47:.N47])" office:value-type="float" office:value="4" calcext:value-type="float">
            <text:p>4</text:p>
          </table:table-cell>
          <table:table-cell table:formula="of:=MOD([.D47];2)" office:value-type="float" office:value="0" calcext:value-type="float">
            <text:p>0</text:p>
          </table:table-cell>
          <table:table-cell table:formula="of:=CONCATENATE([.C47];[.E47])" office:value-type="string" office:string-value="101110000" calcext:value-type="string">
            <text:p>101110000</text:p>
          </table:table-cell>
          <table:table-cell table:formula="of:=CONCATENATE([.F47];[.Z47])" office:value-type="string" office:string-value="1011100000" calcext:value-type="string">
            <text:p>1011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IMAL([.G47];2)"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P47:.X47])" office:value-type="float" office:value="4" calcext:value-type="float">
            <text:p>4</text:p>
          </table:table-cell>
          <table:table-cell table:formula="of:=MOD([.Y47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8]*4" office:value-type="float" office:value="188" calcext:value-type="float">
            <text:p>188</text:p>
          </table:table-cell>
          <table:table-cell office:value-type="float" office:value="10111100" calcext:value-type="float">
            <text:p>10111100</text:p>
          </table:table-cell>
          <table:table-cell table:formula="of:=SUM([.H48:.N48])" office:value-type="float" office:value="5" calcext:value-type="float">
            <text:p>5</text:p>
          </table:table-cell>
          <table:table-cell table:formula="of:=MOD([.D48];2)" office:value-type="float" office:value="1" calcext:value-type="float">
            <text:p>1</text:p>
          </table:table-cell>
          <table:table-cell table:formula="of:=CONCATENATE([.C48];[.E48])" office:value-type="string" office:string-value="101111001" calcext:value-type="string">
            <text:p>101111001</text:p>
          </table:table-cell>
          <table:table-cell table:formula="of:=CONCATENATE([.F48];[.Z48])" office:value-type="string" office:string-value="1011110010" calcext:value-type="string">
            <text:p>1011110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DECIMAL([.G48];2)"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P48:.X48])" office:value-type="float" office:value="6" calcext:value-type="float">
            <text:p>6</text:p>
          </table:table-cell>
          <table:table-cell table:formula="of:=MOD([.Y48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9]*4" office:value-type="float" office:value="192" calcext:value-type="float">
            <text:p>192</text:p>
          </table:table-cell>
          <table:table-cell office:value-type="float" office:value="11000000" calcext:value-type="float">
            <text:p>11000000</text:p>
          </table:table-cell>
          <table:table-cell table:formula="of:=SUM([.H49:.N49])" office:value-type="float" office:value="2" calcext:value-type="float">
            <text:p>2</text:p>
          </table:table-cell>
          <table:table-cell table:formula="of:=MOD([.D49];2)" office:value-type="float" office:value="0" calcext:value-type="float">
            <text:p>0</text:p>
          </table:table-cell>
          <table:table-cell table:formula="of:=CONCATENATE([.C49];[.E49])" office:value-type="string" office:string-value="110000000" calcext:value-type="string">
            <text:p>110000000</text:p>
          </table:table-cell>
          <table:table-cell table:formula="of:=CONCATENATE([.F49];[.Z49])" office:value-type="string" office:string-value="1100000000" calcext:value-type="string">
            <text:p>110000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DECIMAL([.G49];2)" office:value-type="float" office:value="768" calcext:value-type="float">
            <text:p>7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P49:.X49])" office:value-type="float" office:value="2" calcext:value-type="float">
            <text:p>2</text:p>
          </table:table-cell>
          <table:table-cell table:formula="of:=MOD([.Y49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0]*4" office:value-type="float" office:value="196" calcext:value-type="float">
            <text:p>196</text:p>
          </table:table-cell>
          <table:table-cell office:value-type="float" office:value="11000100" calcext:value-type="float">
            <text:p>11000100</text:p>
          </table:table-cell>
          <table:table-cell table:formula="of:=SUM([.H50:.N50])" office:value-type="float" office:value="3" calcext:value-type="float">
            <text:p>3</text:p>
          </table:table-cell>
          <table:table-cell table:formula="of:=MOD([.D50];2)" office:value-type="float" office:value="1" calcext:value-type="float">
            <text:p>1</text:p>
          </table:table-cell>
          <table:table-cell table:formula="of:=CONCATENATE([.C50];[.E50])" office:value-type="string" office:string-value="110001001" calcext:value-type="string">
            <text:p>110001001</text:p>
          </table:table-cell>
          <table:table-cell table:formula="of:=CONCATENATE([.F50];[.Z50])" office:value-type="string" office:string-value="1100010010" calcext:value-type="string">
            <text:p>1100010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DECIMAL([.G50];2)" office:value-type="float" office:value="786" calcext:value-type="float">
            <text:p>7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P50:.X50])" office:value-type="float" office:value="4" calcext:value-type="float">
            <text:p>4</text:p>
          </table:table-cell>
          <table:table-cell table:formula="of:=MOD([.Y50];2)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16"/>
          <table:table-cell table:style-name="ce2" office:value-type="float" office:value="16" calcext:value-type="float">
            <text:p>16</text:p>
          </table:table-cell>
          <table:table-cell/>
          <table:table-cell office:value-type="string" calcext:value-type="string">
            <text:p>Делаем -1 так как первая строка это названия колон и это смещает</text:p>
          </table:table-cell>
          <table:table-cell table:number-columns-repeated="7"/>
        </table:table-row>
        <table:table-row table:style-name="ro1" table:number-rows-repeated="1048518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.00.0000</text:date>, <text:time style:data-style-name="N2" text:time-value="22:33:27.75215262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21:56:43.299415519</meta:creation-date>
    <dc:date>2025-11-06T22:34:59.165969174</dc:date>
    <meta:editing-duration>PT11M8S</meta:editing-duration>
    <meta:editing-cycles>2</meta:editing-cycles>
    <meta:generator>LibreOffice/25.8.1.1$Linux_X86_64 LibreOffice_project/6493efb0486b5ef4a09f10f25df428a1c89b13aa</meta:generator>
    <meta:document-statistic meta:table-count="1" meta:cell-count="1201" meta:object-count="0"/>
  </office:meta>
</office:document-meta>
</file>